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3465a4" draw:marker-start-width="0.227cm" draw:marker-end-width="0.227cm" svg:stroke-opacity="100%" draw:stroke-linejoin="round" svg:stroke-linecap="round" draw:fill="none" draw:textarea-vertical-align="middle" fo:padding-top="0.134cm" fo:padding-bottom="0.134cm" fo:padding-left="0.259cm" fo:padding-right="0.259cm"/>
    </style:style>
    <style:style style:name="gr2" style:family="graphic" style:parent-style-name="standard">
      <style:graphic-properties draw:stroke="none" svg:stroke-width="0.018cm" svg:stroke-color="#3465a4" draw:marker-start-width="0.227cm" draw:marker-end-width="0.227cm" draw:fill="none" draw:textarea-vertical-align="middle" fo:min-height="0.493cm" fo:min-width="2.54cm" fo:padding-top="0.141cm" fo:padding-bottom="0.141cm" fo:padding-left="0.141cm" fo:padding-right="0.141cm"/>
      <style:paragraph-properties style:writing-mode="lr-tb"/>
    </style:style>
    <style:style style:name="gr3" style:family="graphic" style:parent-style-name="standard">
      <style:graphic-properties draw:stroke="none" svg:stroke-width="0.212cm" svg:stroke-color="#3465a4" draw:marker-start-width="0.518cm" draw:marker-end-width="0.518cm" draw:fill="solid" draw:fill-color="#3465a4" draw:opacity="100%" draw:textarea-vertical-align="middle" draw:shadow="hidden"/>
    </style:style>
    <style:style style:name="gr4" style:family="graphic" style:parent-style-name="standard">
      <style:graphic-properties draw:stroke="solid" svg:stroke-width="0.212cm" svg:stroke-color="#3465a4" draw:marker-start-width="0.518cm" draw:marker-end-width="0.518cm" svg:stroke-opacity="100%" draw:stroke-linejoin="round" svg:stroke-linecap="round" draw:fill="none" draw:opacity="100%" draw:textarea-vertical-align="middle" fo:padding-top="0.23cm" fo:padding-bottom="0.23cm" fo:padding-left="0.355cm" fo:padding-right="0.355cm"/>
    </style:style>
    <style:style style:name="gr5" style:family="graphic" style:parent-style-name="standard">
      <style:graphic-properties draw:stroke="solid" svg:stroke-width="0.018cm" svg:stroke-color="#3465a4" draw:marker-start-width="0.188cm" draw:marker-end="Marker_5f_0" draw:marker-end-width="0.309cm" svg:stroke-opacity="100%" draw:stroke-linejoin="round" svg:stroke-linecap="round" draw:fill="none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draw:stroke="solid" svg:stroke-width="0.018cm" svg:stroke-color="#3465a4" draw:marker-start-width="0.188cm" draw:marker-end-width="0.188cm" svg:stroke-opacity="100%" draw:stroke-linejoin="round" svg:stroke-linecap="round" draw:fill="none" draw:textarea-vertical-align="middle" fo:padding-top="0.134cm" fo:padding-bottom="0.134cm" fo:padding-left="0.259cm" fo:padding-right="0.259cm"/>
    </style:style>
    <style:style style:name="gr7" style:family="graphic" style:parent-style-name="standard">
      <style:graphic-properties draw:stroke="solid" svg:stroke-width="0.018cm" svg:stroke-color="#3465a4" draw:marker-start-width="0.175cm" draw:marker-end-width="0.175cm" svg:stroke-opacity="100%" draw:stroke-linejoin="round" svg:stroke-linecap="round" draw:fill="none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draw:stroke="none" svg:stroke-width="0.159cm" svg:stroke-color="#3465a4" draw:marker-start-width="0.438cm" draw:marker-end-width="0.438cm" draw:fill="solid" draw:fill-color="#000000" draw:textarea-vertical-align="middle" draw:shadow="hidden"/>
    </style:style>
    <style:style style:name="gr9" style:family="graphic" style:parent-style-name="standard">
      <style:graphic-properties draw:stroke="solid" svg:stroke-width="0.159cm" svg:stroke-color="#3465a4" draw:marker-start-width="0.438cm" draw:marker-end-width="0.438cm" svg:stroke-opacity="100%" draw:stroke-linejoin="round" svg:stroke-linecap="round" draw:fill="none" draw:textarea-vertical-align="middle" fo:padding-top="0.203cm" fo:padding-bottom="0.203cm" fo:padding-left="0.328cm" fo:padding-right="0.328cm"/>
    </style:style>
    <style:style style:name="gr10" style:family="graphic" style:parent-style-name="standard">
      <style:graphic-properties draw:stroke="none" svg:stroke-width="0.159cm" svg:stroke-color="#3465a4" draw:marker-start-width="0.439cm" draw:marker-end-width="0.439cm" draw:fill="solid" draw:fill-color="#000000" draw:textarea-vertical-align="middle" draw:shadow="hidden"/>
    </style:style>
    <style:style style:name="gr11" style:family="graphic" style:parent-style-name="standard">
      <style:graphic-properties draw:stroke="solid" svg:stroke-width="0.159cm" svg:stroke-color="#3465a4" draw:marker-start-width="0.439cm" draw:marker-end-width="0.439cm" svg:stroke-opacity="100%" draw:stroke-linejoin="round" svg:stroke-linecap="round" draw:fill="none" draw:textarea-vertical-align="middle" fo:padding-top="0.204cm" fo:padding-bottom="0.204cm" fo:padding-left="0.329cm" fo:padding-right="0.329cm"/>
    </style:style>
    <style:style style:name="gr12" style:family="graphic" style:parent-style-name="standard">
      <style:graphic-properties draw:stroke="none" svg:stroke-width="0.018cm" svg:stroke-color="#3465a4" draw:marker-start-width="0.227cm" draw:marker-end-width="0.227cm" draw:fill="solid" draw:fill-color="#000000" draw:textarea-vertical-align="middle" draw:shadow="hidden"/>
    </style:style>
    <style:style style:name="gr13" style:family="graphic" style:parent-style-name="standard">
      <style:graphic-properties draw:stroke="solid" svg:stroke-width="0.018cm" svg:stroke-color="#3465a4" draw:marker-start-width="0.227cm" draw:marker-end-width="0.227cm" svg:stroke-opacity="100%" draw:stroke-linejoin="round" svg:stroke-linecap="round" draw:fill="none" draw:textarea-vertical-align="middle" fo:padding-top="0.133cm" fo:padding-bottom="0.133cm" fo:padding-left="0.258cm" fo:padding-right="0.258cm"/>
    </style:style>
    <style:style style:name="gr14" style:family="graphic" style:parent-style-name="standard">
      <style:graphic-properties draw:stroke="none" svg:stroke-width="0.035cm" svg:stroke-color="#3465a4" draw:marker-start-width="0.253cm" draw:marker-end-width="0.253cm" draw:fill="solid" draw:fill-color="#3465a4" draw:textarea-vertical-align="middle" draw:shadow="hidden"/>
    </style:style>
    <style:style style:name="gr15" style:family="graphic" style:parent-style-name="standard">
      <style:graphic-properties draw:stroke="solid" svg:stroke-width="0.035cm" svg:stroke-color="#3465a4" draw:marker-start-width="0.253cm" draw:marker-end-width="0.253cm" svg:stroke-opacity="100%" draw:stroke-linejoin="round" svg:stroke-linecap="round" draw:fill="none" draw:textarea-vertical-align="middle" fo:padding-top="0.143cm" fo:padding-bottom="0.143cm" fo:padding-left="0.268cm" fo:padding-right="0.268cm"/>
    </style:style>
    <style:style style:name="gr16" style:family="graphic" style:parent-style-name="standard">
      <style:graphic-properties draw:stroke="none" svg:stroke-width="0.035cm" svg:stroke-color="#3465a4" draw:marker-start-width="0.252cm" draw:marker-end-width="0.252cm" draw:fill="solid" draw:fill-color="#000000" draw:textarea-vertical-align="middle" draw:shadow="hidden"/>
    </style:style>
    <style:style style:name="gr17" style:family="graphic" style:parent-style-name="standard">
      <style:graphic-properties draw:stroke="solid" svg:stroke-width="0.035cm" svg:stroke-color="#3465a4" draw:marker-start-width="0.252cm" draw:marker-end-width="0.252cm" svg:stroke-opacity="100%" draw:stroke-linejoin="round" svg:stroke-linecap="round" draw:fill="none" draw:textarea-vertical-align="middle" fo:padding-top="0.141cm" fo:padding-bottom="0.141cm" fo:padding-left="0.266cm" fo:padding-right="0.266cm"/>
    </style:style>
    <style:style style:name="gr18" style:family="graphic" style:parent-style-name="standard">
      <style:graphic-properties draw:stroke="none" svg:stroke-width="0.035cm" svg:stroke-color="#3465a4" draw:marker-start-width="0.252cm" draw:marker-end-width="0.252cm" draw:fill="solid" draw:fill-color="#3465a4" draw:textarea-vertical-align="middle" draw:shadow="hidden"/>
    </style:style>
    <style:style style:name="gr19" style:family="graphic" style:parent-style-name="standard">
      <style:graphic-properties draw:stroke="solid" svg:stroke-width="0.035cm" svg:stroke-color="#3465a4" draw:marker-start-width="0.252cm" draw:marker-end-width="0.252cm" svg:stroke-opacity="100%" draw:stroke-linejoin="round" svg:stroke-linecap="round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solid" svg:stroke-width="0.018cm" svg:stroke-color="#3465a4" draw:marker-start-width="0.227cm" draw:marker-end="Marker_5f_1" draw:marker-end-width="0.321cm" svg:stroke-opacity="100%" draw:stroke-linejoin="round" svg:stroke-linecap="round" draw:fill="none" draw:textarea-vertical-align="middle" fo:padding-top="0.134cm" fo:padding-bottom="0.134cm" fo:padding-left="0.259cm" fo:padding-right="0.259cm"/>
    </style:style>
    <style:style style:name="gr21" style:family="graphic" style:parent-style-name="standard">
      <style:graphic-properties draw:stroke="none" svg:stroke-width="0.018cm" svg:stroke-color="#3465a4" draw:marker-start-width="0.227cm" draw:fill="none" draw:textarea-vertical-align="middle" fo:min-height="1.217cm" fo:min-width="2.54cm" fo:padding-top="0.141cm" fo:padding-bottom="0.141cm" fo:padding-left="0.141cm" fo:padding-right="0.141cm"/>
      <style:paragraph-properties style:writing-mode="lr-tb"/>
    </style:style>
    <style:style style:name="gr22" style:family="graphic" style:parent-style-name="standard">
      <style:graphic-properties draw:stroke="none" svg:stroke-width="0.018cm" svg:stroke-color="#3465a4" draw:marker-start-width="0.227cm" draw:fill="none" draw:textarea-vertical-align="middle" fo:min-height="4.55cm" fo:min-width="2.54cm" fo:padding-top="0.141cm" fo:padding-bottom="0.141cm" fo:padding-left="0.141cm" fo:padding-right="0.141cm"/>
      <style:paragraph-properties style:writing-mode="lr-tb"/>
    </style:style>
    <style:style style:name="gr23" style:family="graphic" style:parent-style-name="standard">
      <style:graphic-properties draw:stroke="dash" draw:stroke-dash="Dot" svg:stroke-width="0.018cm" svg:stroke-color="#3465a4" draw:stroke-linejoin="none" draw:fill="none" draw:textarea-vertical-align="middle" fo:min-height="0.424cm" fo:min-width="2.54cm" fo:padding-top="0.15cm" fo:padding-bottom="0.15cm" fo:padding-left="0.15cm" fo:padding-right="0.15cm"/>
      <style:paragraph-properties style:writing-mode="lr-tb"/>
    </style:style>
    <style:style style:name="gr24" style:family="graphic" style:parent-style-name="objectwithoutfill">
      <style:graphic-properties svg:stroke-width="0.018cm" svg:stroke-color="#3465a4" draw:marker-start-width="0.242cm" draw:marker-end-width="0.242cm" draw:fill="none" draw:textarea-vertical-align="middle" fo:padding-top="0.134cm" fo:padding-bottom="0.134cm" fo:padding-left="0.259cm" fo:padding-right="0.259cm"/>
    </style:style>
    <style:style style:name="gr25" style:family="graphic" style:parent-style-name="objectwithoutfill">
      <style:graphic-properties svg:stroke-width="0.018cm" svg:stroke-color="#3465a4" draw:marker-start-width="0.242cm" draw:marker-end="Стили_20_стрелок_20_1" draw:marker-end-width="0.342cm" draw:fill="none" draw:textarea-vertical-align="middle" fo:padding-top="0.134cm" fo:padding-bottom="0.134cm" fo:padding-left="0.259cm" fo:padding-right="0.259cm"/>
    </style:style>
    <style:style style:name="gr26" style:family="graphic" style:parent-style-name="standard">
      <style:graphic-properties draw:stroke="none" svg:stroke-width="0.018cm" svg:stroke-color="#3465a4" draw:marker-start-width="0.227cm" draw:fill="none" draw:textarea-vertical-align="middle" fo:min-height="0.424cm" fo:min-width="2.54cm" fo:padding-top="0.141cm" fo:padding-bottom="0.141cm" fo:padding-left="0.141cm" fo:padding-right="0.141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color="#000000" loext:opacity="100%" loext:color-lum-mod="100%" loext:color-lum-off="0%" fo:letter-spacing="-0.03cm" fo:background-color="#ffffff"/>
    </style:style>
    <style:style style:name="P2" style:family="paragraph">
      <style:paragraph-properties fo:margin-left="0cm" fo:margin-right="0cm" fo:margin-top="0cm" fo:margin-bottom="0cm" fo:line-height="120%" fo:text-align="center" fo:text-indent="0cm"/>
      <style:text-properties fo:color="#000000" loext:opacity="100%" fo:letter-spacing="-0.03cm" fo:background-color="#ffffff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color="#000000" loext:opacity="100%" loext:color-lum-mod="100%" loext:color-lum-off="0%" fo:letter-spacing="-0.03cm" fo:background-color="#ffffff"/>
    </style:style>
    <style:style style:name="P4" style:family="paragraph">
      <loext:graphic-properties draw:fill="solid" draw:fill-color="#3465a4" draw:opacity="100%"/>
      <style:paragraph-properties fo:text-align="center"/>
      <style:text-properties fo:color="#000000" loext:opacity="100%" loext:color-lum-mod="100%" loext:color-lum-off="0%" fo:letter-spacing="-0.03cm" fo:background-color="#ffffff"/>
    </style:style>
    <style:style style:name="P5" style:family="paragraph">
      <loext:graphic-properties draw:fill="none" draw:opacity="100%"/>
      <style:paragraph-properties fo:text-align="center"/>
      <style:text-properties fo:color="#000000" loext:opacity="100%" loext:color-lum-mod="100%" loext:color-lum-off="0%" fo:letter-spacing="-0.03cm" fo:background-color="#ffffff"/>
    </style:style>
    <style:style style:name="P6" style:family="paragraph">
      <loext:graphic-properties draw:fill="solid" draw:fill-color="#000000"/>
      <style:paragraph-properties fo:text-align="center"/>
      <style:text-properties fo:color="#000000" loext:opacity="100%" loext:color-lum-mod="100%" loext:color-lum-off="0%" fo:letter-spacing="-0.03cm" fo:background-color="#ffffff"/>
    </style:style>
    <style:style style:name="P7" style:family="paragraph">
      <loext:graphic-properties draw:fill="solid" draw:fill-color="#3465a4"/>
      <style:paragraph-properties fo:text-align="center"/>
      <style:text-properties fo:color="#000000" loext:opacity="100%" loext:color-lum-mod="100%" loext:color-lum-off="0%" fo:letter-spacing="-0.03cm" fo:background-color="#ffffff"/>
    </style:style>
    <style:style style:name="T1" style:family="text">
      <style:text-properties fo:color="#000000" loext:opacity="100%" style:font-name="Calibri1" fo:font-size="12pt" style:font-name-asian="Calibri1" style:font-size-asian="12pt" style:font-name-complex="Calibri1" style:font-size-complex="12pt"/>
    </style:style>
    <style:style style:name="T2" style:family="text">
      <style:text-properties fo:color="#000000" loext:opacity="100%" style:font-name="Calibri1" fo:font-size="10pt" style:font-name-asian="Calibri1" style:font-size-asian="10pt" style:font-name-complex="Calibri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Ст�" draw:style-name="dp1" draw:master-page-name="PM0">
        <draw:g>
          <draw:path draw:style-name="gr1" draw:text-style-name="P1" draw:layer="layout" svg:width="4.1cm" svg:height="0.775cm" svg:x="11.5cm" svg:y="3.225cm" svg:viewBox="0 0 4101 776" svg:d="M387 776h3326 1c68 0 135-18 193-52 59-34 108-83 142-142s52-125 52-193c0-1 0-1 0-2 0-68-18-134-52-193s-83-108-142-142c-58-34-125-52-193-52h-1-3326c-68 0-135 18-193 52-59 34-108 83-142 142s-52 125-52 193c0 1 0 1 0 2 0 68 18 134 52 193s83 108 142 142c58 34 125 52 193 52z">
            <text:p/>
          </draw:path>
          <draw:frame draw:style-name="gr2" draw:text-style-name="P3" draw:layer="layout" svg:width="4.1cm" svg:height="0.791cm" svg:x="11.5cm" svg:y="3.217cm">
            <draw:text-box>
              <text:p text:style-name="P2"><text:span text:style-name="T1">Вход в БД</text:span></text:p>
            </draw:text-box>
          </draw:frame>
        </draw:g>
        <draw:g>
          <draw:path draw:style-name="gr3" draw:text-style-name="P4" draw:layer="layout" svg:width="1.35cm" svg:height="1.35cm" svg:x="12.899cm" svg:y="1.029cm" svg:viewBox="0 0 1351 1351" svg:d="M0 676c0-119 31-235 90-338 60-102 145-188 248-247 102-59 219-91 337-91 119 0 236 32 338 91 103 59 188 145 248 247 59 103 90 219 90 338 0 119-31 235-90 338-60 102-145 188-248 247-102 59-219 90-338 90-118 0-235-31-337-90-103-59-188-145-248-247-59-103-90-219-90-338z">
            <text:p/>
          </draw:path>
          <draw:path draw:style-name="gr4" draw:text-style-name="P5" draw:layer="layout" svg:width="1.35cm" svg:height="1.35cm" svg:x="12.899cm" svg:y="1.029cm" svg:viewBox="0 0 1351 1351" svg:d="M0 676c0-119 31-235 90-338 60-102 145-188 248-247 102-59 219-91 337-91 119 0 236 32 338 91 103 59 188 145 248 247 59 103 90 219 90 338 0 119-31 235-90 338-60 102-145 188-248 247-102 59-219 90-338 90-118 0-235-31-337-90-103-59-188-145-248-247-59-103-90-219-90-338z">
            <text:p/>
          </draw:path>
        </draw:g>
        <draw:g>
          <draw:path draw:style-name="gr1" draw:text-style-name="P1" draw:layer="layout" svg:width="4.1cm" svg:height="0.775cm" svg:x="11.5cm" svg:y="4.75cm" svg:viewBox="0 0 4101 776" svg:d="M387 776h3326 1c68 0 135-18 193-52 59-34 108-83 142-142s52-125 52-193c0-1 0-1 0-2 0-68-18-134-52-193s-83-108-142-142c-58-34-125-52-193-52h-1-3326c-68 0-135 18-193 52-59 34-108 83-142 142s-52 125-52 193c0 1 0 1 0 2 0 68 18 134 52 193s83 108 142 142c58 34 125 52 193 52z">
            <text:p/>
          </draw:path>
          <draw:frame draw:style-name="gr2" draw:text-style-name="P3" draw:layer="layout" svg:width="4.1cm" svg:height="1.125cm" svg:x="11.5cm" svg:y="4.575cm">
            <draw:text-box>
              <text:p text:style-name="P2"><text:span text:style-name="T2">Вход в главную кнопочную форму</text:span></text:p>
            </draw:text-box>
          </draw:frame>
        </draw:g>
        <draw:line draw:style-name="gr5" draw:text-style-name="P1" draw:layer="layout" svg:x1="13.55cm" svg:y1="2.475cm" svg:x2="13.55cm" svg:y2="3.225cm">
          <text:p/>
        </draw:line>
        <draw:line draw:style-name="gr6" draw:text-style-name="P1" draw:layer="layout" svg:x1="13.55cm" svg:y1="4cm" svg:x2="13.55cm" svg:y2="4.75cm">
          <text:p/>
        </draw:line>
        <draw:polygon draw:style-name="gr7" draw:text-style-name="P1" draw:layer="layout" svg:width="0.95cm" svg:height="0.95cm" svg:x="13.075cm" svg:y="7cm" svg:viewBox="0 0 951 951" draw:points="0,476 476,0 951,476 476,951">
          <text:p/>
        </draw:polygon>
        <draw:g>
          <draw:path draw:style-name="gr1" draw:text-style-name="P1" draw:layer="layout" svg:width="4.1cm" svg:height="0.775cm" svg:x="7.645cm" svg:y="8.859cm" svg:viewBox="0 0 4101 776" svg:d="M387 776h3326 1c68 0 135-18 193-52 59-34 108-83 142-142s52-125 52-193c0-1 0-1 0-2 0-68-18-134-52-193s-83-108-142-142c-58-34-125-52-193-52h-1-3326c-68 0-135 18-193 52-59 34-108 83-142 142s-52 125-52 193c0 1 0 1 0 2 0 68 18 134 52 193s83 108 142 142c58 34 125 52 193 52z">
            <text:p/>
          </draw:path>
          <draw:frame draw:style-name="gr2" draw:text-style-name="P3" draw:layer="layout" svg:width="4.1cm" svg:height="0.775cm" svg:x="7.645cm" svg:y="8.859cm">
            <draw:text-box>
              <text:p text:style-name="P2"><text:span text:style-name="T2">Выход из приложения</text:span></text:p>
            </draw:text-box>
          </draw:frame>
        </draw:g>
        <draw:g>
          <draw:path draw:style-name="gr1" draw:text-style-name="P1" draw:layer="layout" svg:width="4.1cm" svg:height="0.775cm" svg:x="16.497cm" svg:y="10.252cm" svg:viewBox="0 0 4101 776" svg:d="M387 776h3326 1c68 0 135-18 193-52 59-34 108-83 142-142s52-125 52-193c0-1 0-1 0-2 0-68-18-134-52-193s-83-108-142-142c-58-34-125-52-193-52h-1-3326c-68 0-135 18-193 52-59 34-108 83-142 142s-52 125-52 193c0 1 0 1 0 2 0 68 18 134 52 193s83 108 142 142c58 34 125 52 193 52z">
            <text:p/>
          </draw:path>
          <draw:frame draw:style-name="gr2" draw:text-style-name="P3" draw:layer="layout" svg:width="4.1cm" svg:height="0.775cm" svg:x="16.497cm" svg:y="10.252cm">
            <draw:text-box>
              <text:p text:style-name="P2"><text:span text:style-name="T2">Поиск по БД</text:span></text:p>
            </draw:text-box>
          </draw:frame>
        </draw:g>
        <draw:g>
          <draw:path draw:style-name="gr1" draw:text-style-name="P1" draw:layer="layout" svg:width="4.1cm" svg:height="0.775cm" svg:x="21.708cm" svg:y="10.252cm" svg:viewBox="0 0 4101 776" svg:d="M387 776h3326 1c68 0 135-18 193-52 59-34 108-83 142-142s52-125 52-193c0-1 0-1 0-2 0-68-18-134-52-193s-83-108-142-142c-58-34-125-52-193-52h-1-3326c-68 0-135 18-193 52-59 34-108 83-142 142s-52 125-52 193c0 1 0 1 0 2 0 68 18 134 52 193s83 108 142 142c58 34 125 52 193 52z">
            <text:p/>
          </draw:path>
          <draw:frame draw:style-name="gr2" draw:text-style-name="P3" draw:layer="layout" svg:width="4.1cm" svg:height="0.775cm" svg:x="21.708cm" svg:y="10.252cm">
            <draw:text-box>
              <text:p text:style-name="P2"><text:span text:style-name="T2">Вывод данных</text:span></text:p>
            </draw:text-box>
          </draw:frame>
        </draw:g>
        <draw:g>
          <draw:polygon draw:style-name="gr8" draw:text-style-name="P6" draw:layer="layout" svg:width="6.9cm" svg:height="0.15cm" svg:x="17.697cm" svg:y="9.44cm" svg:viewBox="0 0 6901 151" draw:points="0,151 6901,151 6901,0 0,0">
            <text:p/>
          </draw:polygon>
          <draw:polygon draw:style-name="gr9" draw:text-style-name="P1" draw:layer="layout" svg:width="6.9cm" svg:height="0.15cm" svg:x="17.697cm" svg:y="9.44cm" svg:viewBox="0 0 6901 151" draw:points="0,151 6901,151 6901,0 0,0">
            <text:p/>
          </draw:polygon>
        </draw:g>
        <draw:g>
          <draw:polygon draw:style-name="gr10" draw:text-style-name="P6" draw:layer="layout" svg:width="6.9cm" svg:height="0.15cm" svg:x="17.697cm" svg:y="11.803cm" svg:viewBox="0 0 6901 151" draw:points="0,151 6901,151 6901,0 0,0">
            <text:p/>
          </draw:polygon>
          <draw:polygon draw:style-name="gr11" draw:text-style-name="P1" draw:layer="layout" svg:width="6.9cm" svg:height="0.15cm" svg:x="17.697cm" svg:y="11.803cm" svg:viewBox="0 0 6901 151" draw:points="0,151 6901,151 6901,0 0,0">
            <text:p/>
          </draw:polygon>
        </draw:g>
        <draw:polygon draw:style-name="gr7" draw:text-style-name="P1" draw:layer="layout" svg:width="0.95cm" svg:height="0.95cm" svg:x="20.675cm" svg:y="14.026cm" svg:viewBox="0 0 951 951" draw:points="0,476 476,0 951,476 476,951">
          <text:p/>
        </draw:polygon>
        <draw:polygon draw:style-name="gr7" draw:text-style-name="P1" draw:layer="layout" svg:width="0.95cm" svg:height="0.95cm" svg:x="9.075cm" svg:y="11.05cm" svg:viewBox="0 0 951 951" draw:points="0,476 476,0 951,476 476,951">
          <text:p/>
        </draw:polygon>
        <draw:g>
          <draw:path draw:style-name="gr1" draw:text-style-name="P1" draw:layer="layout" svg:width="4.1cm" svg:height="0.775cm" svg:x="12.45cm" svg:y="11.139cm" svg:viewBox="0 0 4101 776" svg:d="M387 776h3326 1c68 0 135-18 193-52 59-34 108-83 142-142s52-125 52-193c0-1 0-1 0-2 0-68-18-134-52-193s-83-108-142-142c-58-34-125-52-193-52h-1-3326c-68 0-135 18-193 52-59 34-108 83-142 142s-52 125-52 193c0 1 0 1 0 2 0 68 18 134 52 193s83 108 142 142c58 34 125 52 193 52z">
            <text:p/>
          </draw:path>
          <draw:frame draw:style-name="gr2" draw:text-style-name="P3" draw:layer="layout" svg:width="4.1cm" svg:height="0.775cm" svg:x="12.45cm" svg:y="11.139cm">
            <draw:text-box>
              <text:p text:style-name="P2"><text:span text:style-name="T2">Сбор информации</text:span></text:p>
            </draw:text-box>
          </draw:frame>
        </draw:g>
        <draw:g>
          <draw:path draw:style-name="gr1" draw:text-style-name="P1" draw:layer="layout" svg:width="4.1cm" svg:height="0.775cm" svg:x="12.45cm" svg:y="14.105cm" svg:viewBox="0 0 4101 776" svg:d="M387 776h3326 1c68 0 135-18 193-52 59-34 108-83 142-142s52-125 52-193c0-1 0-1 0-2 0-68-18-134-52-193s-83-108-142-142c-58-34-125-52-193-52h-1-3326c-68 0-135 18-193 52-59 34-108 83-142 142s-52 125-52 193c0 1 0 1 0 2 0 68 18 134 52 193s83 108 142 142c58 34 125 52 193 52z">
            <text:p/>
          </draw:path>
          <draw:frame draw:style-name="gr2" draw:text-style-name="P3" draw:layer="layout" svg:width="4.1cm" svg:height="0.775cm" svg:x="12.45cm" svg:y="14.105cm">
            <draw:text-box>
              <text:p text:style-name="P2"><text:span text:style-name="T2">Компановка информации</text:span></text:p>
            </draw:text-box>
          </draw:frame>
        </draw:g>
        <draw:g>
          <draw:path draw:style-name="gr12" draw:text-style-name="P6" draw:layer="layout" svg:width="1.35cm" svg:height="1.35cm" svg:x="20.474cm" svg:y="15.875cm" svg:viewBox="0 0 1351 1351" svg:d="M0 676c0-119 31-235 90-338 60-102 145-188 248-247 102-59 219-91 337-91 119 0 236 32 338 91 103 59 188 145 248 247 59 103 90 219 90 338 0 119-31 235-90 338-60 102-145 188-248 247-102 59-219 90-338 90-118 0-235-31-337-90-103-59-188-145-248-247-59-103-90-219-90-338z">
            <text:p/>
          </draw:path>
          <draw:path draw:style-name="gr13" draw:text-style-name="P1" draw:layer="layout" svg:width="1.35cm" svg:height="1.35cm" svg:x="20.474cm" svg:y="15.875cm" svg:viewBox="0 0 1351 1351" svg:d="M0 676c0-119 31-235 90-338 60-102 145-188 248-247 102-59 219-91 337-91 119 0 236 32 338 91 103 59 188 145 248 247 59 103 90 219 90 338 0 119-31 235-90 338-60 102-145 188-248 247-102 59-219 90-338 90-118 0-235-31-337-90-103-59-188-145-248-247-59-103-90-219-90-338z">
            <text:p/>
          </draw:path>
        </draw:g>
        <draw:g>
          <draw:path draw:style-name="gr14" draw:text-style-name="P7" draw:layer="layout" svg:width="1.06cm" svg:height="1.06cm" svg:x="20.619cm" svg:y="16.02cm" svg:viewBox="0 0 1061 1061" svg:d="M0 531c0-93 25-185 71-265 47-81 114-148 194-194 81-47 172-72 265-72 94 0 185 25 266 72 80 46 147 113 194 194 46 80 71 172 71 265 0 93-25 185-71 265-47 81-114 148-194 194-81 47-172 71-265 71-94 0-185-24-266-71-80-46-147-113-194-194-46-80-71-172-71-265z">
            <text:p/>
          </draw:path>
          <draw:path draw:style-name="gr15" draw:text-style-name="P1" draw:layer="layout" svg:width="1.06cm" svg:height="1.06cm" svg:x="20.619cm" svg:y="16.02cm" svg:viewBox="0 0 1061 1061" svg:d="M0 531c0-93 25-185 71-265 47-81 114-148 194-194 81-47 172-72 265-72 94 0 185 25 266 72 80 46 147 113 194 194 46 80 71 172 71 265 0 93-25 185-71 265-47 81-114 148-194 194-81 47-172 71-265 71-94 0-185-24-266-71-80-46-147-113-194-194-46-80-71-172-71-265z">
            <text:p/>
          </draw:path>
        </draw:g>
        <draw:g>
          <draw:path draw:style-name="gr16" draw:text-style-name="P6" draw:layer="layout" svg:width="1.35cm" svg:height="1.35cm" svg:x="6.921cm" svg:y="13.061cm" svg:viewBox="0 0 1351 1351" svg:d="M0 676c0-119 31-235 90-338 60-102 145-188 248-247 102-59 219-91 337-91 119 0 236 32 338 91 103 59 188 145 248 247 59 103 90 219 90 338 0 119-31 235-90 338-60 102-145 188-248 247-102 59-219 90-338 90-118 0-235-31-337-90-103-59-188-145-248-247-59-103-90-219-90-338z">
            <text:p/>
          </draw:path>
          <draw:path draw:style-name="gr17" draw:text-style-name="P1" draw:layer="layout" svg:width="1.35cm" svg:height="1.35cm" svg:x="6.921cm" svg:y="13.061cm" svg:viewBox="0 0 1351 1351" svg:d="M0 676c0-119 31-235 90-338 60-102 145-188 248-247 102-59 219-91 337-91 119 0 236 32 338 91 103 59 188 145 248 247 59 103 90 219 90 338 0 119-31 235-90 338-60 102-145 188-248 247-102 59-219 90-338 90-118 0-235-31-337-90-103-59-188-145-248-247-59-103-90-219-90-338z">
            <text:p/>
          </draw:path>
        </draw:g>
        <draw:g>
          <draw:path draw:style-name="gr18" draw:text-style-name="P7" draw:layer="layout" svg:width="1.06cm" svg:height="1.06cm" svg:x="7.066cm" svg:y="13.206cm" svg:viewBox="0 0 1061 1061" svg:d="M0 531c0-93 25-185 71-265 47-81 114-148 194-194 81-47 172-72 265-72 94 0 185 25 266 72 80 46 147 113 194 194 46 80 71 172 71 265 0 93-25 185-71 265-47 81-114 148-194 194-81 47-172 71-265 71-94 0-185-24-266-71-80-46-147-113-194-194-46-80-71-172-71-265z">
            <text:p/>
          </draw:path>
          <draw:path draw:style-name="gr19" draw:text-style-name="P1" draw:layer="layout" svg:width="1.06cm" svg:height="1.06cm" svg:x="7.066cm" svg:y="13.206cm" svg:viewBox="0 0 1061 1061" svg:d="M0 531c0-93 25-185 71-265 47-81 114-148 194-194 81-47 172-72 265-72 94 0 185 25 266 72 80 46 147 113 194 194 46 80 71 172 71 265 0 93-25 185-71 265-47 81-114 148-194 194-81 47-172 71-265 71-94 0-185-24-266-71-80-46-147-113-194-194-46-80-71-172-71-265z">
            <text:p/>
          </draw:path>
        </draw:g>
        <draw:line draw:style-name="gr5" draw:text-style-name="P1" draw:layer="layout" svg:x1="13.55cm" svg:y1="5.525cm" svg:x2="13.55cm" svg:y2="6.999cm">
          <text:p/>
        </draw:line>
        <draw:g>
          <draw:polyline draw:style-name="gr20" draw:text-style-name="P1" draw:layer="layout" svg:width="3.491cm" svg:height="1.356cm" svg:x="9.565cm" svg:y="7.481cm" svg:viewBox="0 0 3492 1357" draw:points="3492,0 0,0 0,1357">
            <text:p/>
          </draw:polyline>
          <draw:frame draw:style-name="gr21" draw:text-style-name="P3" draw:layer="layout" svg:width="1.747cm" svg:height="1.499cm" svg:x="10.399cm" svg:y="6.522cm">
            <draw:text-box>
              <text:p text:style-name="P2"><text:span text:style-name="T2">[Выход]</text:span></text:p>
            </draw:text-box>
          </draw:frame>
        </draw:g>
        <draw:g>
          <draw:polyline draw:style-name="gr20" draw:text-style-name="P1" draw:layer="layout" svg:width="7.11cm" svg:height="1.967cm" svg:x="14.039cm" svg:y="7.475cm" svg:viewBox="0 0 7111 1968" draw:points="0,0 7111,0 7111,1968">
            <text:p/>
          </draw:polyline>
          <draw:frame draw:style-name="gr22" draw:text-style-name="P3" draw:layer="layout" svg:width="6.735cm" svg:height="4.832cm" svg:x="14.78cm" svg:y="4.84cm">
            <draw:text-box>
              <text:p text:style-name="P2"><text:span text:style-name="T2">[Работа с главной кнопочной формой]</text:span></text:p>
            </draw:text-box>
          </draw:frame>
        </draw:g>
        <draw:line draw:style-name="gr5" draw:text-style-name="P1" draw:layer="layout" svg:x1="21.148cm" svg:y1="9.59cm" svg:x2="18.547cm" svg:y2="10.253cm">
          <text:p/>
        </draw:line>
        <draw:line draw:style-name="gr5" draw:text-style-name="P1" draw:layer="layout" svg:x1="21.147cm" svg:y1="9.59cm" svg:x2="23.759cm" svg:y2="10.253cm">
          <text:p/>
        </draw:line>
        <draw:line draw:style-name="gr5" draw:text-style-name="P1" draw:layer="layout" svg:x1="18.547cm" svg:y1="11.028cm" svg:x2="21.148cm" svg:y2="11.804cm">
          <text:p/>
        </draw:line>
        <draw:line draw:style-name="gr5" draw:text-style-name="P1" draw:layer="layout" svg:x1="23.759cm" svg:y1="11.028cm" svg:x2="21.147cm" svg:y2="11.804cm">
          <text:p/>
        </draw:line>
        <draw:line draw:style-name="gr5" draw:text-style-name="P1" draw:layer="layout" svg:x1="21.154cm" svg:y1="11.954cm" svg:x2="21.15cm" svg:y2="14.025cm">
          <text:p/>
        </draw:line>
        <draw:line draw:style-name="gr5" draw:text-style-name="P1" draw:layer="layout" svg:x1="9.551cm" svg:y1="9.658cm" svg:x2="9.55cm" svg:y2="11.049cm">
          <text:p/>
        </draw:line>
        <draw:g>
          <draw:frame draw:style-name="gr23" draw:text-style-name="P3" draw:layer="layout" svg:width="1.764cm" svg:height="0.724cm" svg:x="7.56cm" svg:y="10.981cm">
            <draw:text-box>
              <text:p text:style-name="P2"><text:span text:style-name="T2">[да]</text:span></text:p>
            </draw:text-box>
          </draw:frame>
          <draw:line draw:style-name="gr24" draw:text-style-name="P1" draw:layer="layout" svg:x1="7.637cm" svg:y1="11.51cm" svg:x2="9.087cm" svg:y2="11.515cm">
            <text:p/>
          </draw:line>
          <draw:line draw:style-name="gr25" draw:text-style-name="P1" draw:layer="layout" svg:x1="7.632cm" svg:y1="11.508cm" svg:x2="7.613cm" svg:y2="13.061cm">
            <text:p/>
          </draw:line>
        </draw:g>
        <draw:g>
          <draw:polyline draw:style-name="gr20" draw:text-style-name="P1" draw:layer="layout" svg:width="2.425cm" svg:height="0.001cm" svg:x="10.025cm" svg:y="11.525cm" svg:viewBox="0 0 2426 2" draw:points="0,0 447,0 447,2 2426,2">
            <text:p/>
          </draw:polyline>
          <draw:frame draw:style-name="gr26" draw:text-style-name="P3" draw:layer="layout" svg:width="1.764cm" svg:height="0.706cm" svg:x="10.328cm" svg:y="11.001cm">
            <draw:text-box>
              <text:p text:style-name="P2"><text:span text:style-name="T2">[нет]</text:span></text:p>
            </draw:text-box>
          </draw:frame>
        </draw:g>
        <draw:line draw:style-name="gr5" draw:text-style-name="P1" draw:layer="layout" svg:x1="14.5cm" svg:y1="11.914cm" svg:x2="14.5cm" svg:y2="14.105cm">
          <text:p/>
        </draw:line>
        <draw:polyline draw:style-name="gr5" draw:text-style-name="P1" draw:layer="layout" svg:width="4.125cm" svg:height="0.009cm" svg:x="16.55cm" svg:y="14.493cm" svg:viewBox="0 0 4126 10" draw:points="0,0 447,0 447,10 4126,10">
          <text:p/>
        </draw:polyline>
        <draw:polyline draw:style-name="gr5" draw:text-style-name="P1" draw:layer="layout" svg:width="0.001cm" svg:height="0.899cm" svg:x="21.149cm" svg:y="14.976cm" svg:viewBox="0 0 2 900" draw:points="2,0 2,448 0,448 0,90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arker_5f_0" draw:display-name="Marker_0" svg:viewBox="0 0 3000 3000" svg:d="M1500 0l1500 2789v211h-114l-1286-2392v2392h-200v-2392l-1286 2392h-114v-211z"/>
    <draw:marker draw:name="Marker_5f_1" draw:display-name="Marker_1" svg:viewBox="0 0 20 20" svg:d="M10 0l-10 20h20z"/>
    <draw:marker draw:name="Стили_20_стрелок_20_1" draw:display-name="Стили стрелок 1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5-22T22:27:57.320000000</dc:date>
    <dc:language>ru-RU</dc:language>
    <meta:creation-date>2024-05-17T11:33:59Z</meta:creation-date>
    <meta:initial-creator>Админ</meta:initial-creator>
    <meta:generator>LibreOffice/7.5.1.2$Windows_X86_64 LibreOffice_project/fcbaee479e84c6cd81291587d2ee68cba099e129</meta:generator>
    <meta:editing-duration>PT32M14S</meta:editing-duration>
    <meta:editing-cycles>1</meta:editing-cycles>
    <meta:document-statistic meta:object-count="70"/>
    <meta:template xlink:type="simple" xlink:actuate="onRequest" xlink:title="BASICD_M.vstx" xlink:href=""/>
  </office:meta>
</office:document-meta>
</file>